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32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44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18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30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r12" style:family="presentation" style:parent-style-name="Default11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1.27cm" fo:margin-right="0cm" fo:margin-top="0cm" fo:margin-bottom="0cm" fo:text-indent="-1.27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paragraph-properties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1" style:family="paragraph">
      <style:paragraph-properties fo:margin-left="0cm" fo:margin-right="0cm" fo:margin-top="0cm" fo:margin-bottom="0cm" fo:text-indent="0cm" style:text-autospace="non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Segoe UI1" style:font-size-asian="36pt" style:font-style-asian="normal" style:font-weight-asian="normal" style:font-name-complex="Segoe U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1" style:font-size-asian="36pt" style:font-style-asian="normal" style:font-weight-asian="bold" style:font-name-complex="Segoe UI1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Segoe UI1" style:font-size-asian="16pt" style:font-style-asian="normal" style:font-weight-asian="normal" style:font-name-complex="Segoe U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20pt" fo:font-style="normal" fo:text-shadow="none" style:text-underline-style="none" fo:font-weight="bold" style:letter-kerning="true" style:font-name-asian="Segoe UI1" style:font-size-asian="20pt" style:font-style-asian="normal" style:font-weight-asian="bold" style:font-name-complex="Segoe UI1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Segoe UI1" style:font-size-asian="32pt" style:font-style-asian="normal" style:font-weight-asian="normal" style:font-name-complex="Segoe UI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880</text:span></text:p>
            <text:p text:style-name="P1"><text:span text:style-name="T2">“</text:span><text:span text:style-name="T2">Now Rest beneath Night's Shadow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>
        <draw:frame draw:style-name="gr3" draw:text-style-name="P5" draw:layer="layout" svg:width="25.146cm" svg:height="6.35cm" svg:x="1.524cm" svg:y="1.016cm">
          <draw:text-box>
            <text:p text:style-name="P4"><text:span text:style-name="T3">1. </text:span><text:span text:style-name="T4">Now rest beneath night’s shadow</text:span><text:span text:style-name="T4"><text:line-break/></text:span><text:span text:style-name="T4"> <text:s text:c="3"/>The woodland, field, and meadow;</text:span><text:span text:style-name="T4"><text:line-break/></text:span><text:span text:style-name="T4"> <text:s text:c="3"/>The world in slumber lies.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>
        <draw:frame draw:style-name="gr4" draw:text-style-name="P5" draw:layer="layout" svg:width="25.146cm" svg:height="5.842cm" svg:x="1.524cm" svg:y="0.762cm">
          <draw:text-box>
            <text:p text:style-name="P4"><text:span text:style-name="T4"><text:s text:c="4"/></text:span><text:span text:style-name="T4">But you, my heart, awaking</text:span><text:span text:style-name="T4"><text:line-break/></text:span><text:span text:style-name="T4"> <text:s text:c="3"/>And prayer and music making,</text:span><text:span text:style-name="T4"><text:line-break/></text:span><text:span text:style-name="T4"> <text:s text:c="3"/>Let praise to your Creator r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>
        <draw:frame draw:style-name="gr5" draw:text-style-name="P8" draw:layer="layout" svg:width="25.146cm" svg:height="5.572cm" svg:x="1.524cm" svg:y="0.778cm">
          <draw:text-box>
            <text:p text:style-name="P7"><text:span text:style-name="T5">2. </text:span><text:span text:style-name="T6">The radiant sun has vanished,</text:span><text:span text:style-name="T6"><text:line-break/></text:span><text:span text:style-name="T6">Its golden rays are banished</text:span><text:span text:style-name="T6"><text:line-break/></text:span><text:span text:style-name="T6">From dark’ning skies of nigh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>
        <draw:frame draw:style-name="gr6" draw:text-style-name="P8" draw:layer="layout" svg:width="25.146cm" svg:height="5.826cm" svg:x="1.524cm" svg:y="1.016cm">
          <draw:text-box>
            <text:p text:style-name="P7"><text:span text:style-name="T6"><text:s text:c="4"/></text:span><text:span text:style-name="T6">But Christ, the Sun of gladness,</text:span><text:span text:style-name="T6"><text:line-break/></text:span><text:span text:style-name="T6">Dispelling all our sadness,</text:span><text:span text:style-name="T6"><text:line-break/></text:span><text:span text:style-name="T6">Shines down on us in warmest light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>
        <draw:frame draw:style-name="gr7" draw:text-style-name="P8" draw:layer="layout" svg:width="25.146cm" svg:height="5.692cm" svg:x="1.524cm" svg:y="0.912cm">
          <draw:text-box>
            <text:p text:style-name="P7"><text:span text:style-name="T5">3. </text:span><text:span text:style-name="T6">Now all the heav’nly splendor</text:span><text:span text:style-name="T6"><text:line-break/></text:span><text:span text:style-name="T6">Breaks forth in starlight tender</text:span><text:span text:style-name="T6"><text:line-break/></text:span><text:span text:style-name="T6">From myriad worlds unknow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>
        <draw:frame draw:style-name="gr8" draw:text-style-name="P8" draw:layer="layout" svg:width="25.146cm" svg:height="5.438cm" svg:x="1.524cm" svg:y="0.912cm">
          <draw:text-box>
            <text:p text:style-name="P7"><text:span text:style-name="T6"><text:s text:c="4"/></text:span><text:span text:style-name="T6">And we, this marvel seeing,</text:span><text:span text:style-name="T6"><text:line-break/></text:span><text:span text:style-name="T6">Forget our selfish being</text:span><text:span text:style-name="T6"><text:line-break/></text:span><text:span text:style-name="T6">For joy of beauty not our own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>
        <draw:frame draw:style-name="gr9" draw:text-style-name="P10" draw:layer="layout" svg:width="25.146cm" svg:height="5.557cm" svg:x="1.45cm" svg:y="1.047cm">
          <draw:text-box>
            <text:p text:style-name="P9"><text:span text:style-name="T5">4. </text:span><text:span text:style-name="T6">Lord Jesus, since You love me,</text:span><text:span text:style-name="T6"><text:line-break/></text:span><text:span text:style-name="T6"> <text:s text:c="3"/>Now spread Your wings above me</text:span><text:span text:style-name="T6"><text:line-break/></text:span><text:span text:style-name="T6"> <text:s text:c="3"/>And shield me from alar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>
        <draw:frame draw:style-name="gr9" draw:text-style-name="P10" draw:layer="layout" svg:width="25.146cm" svg:height="5.557cm" svg:x="1.45cm" svg:y="1.047cm">
          <draw:text-box>
            <text:p text:style-name="P9"><text:span text:style-name="T6"><text:s text:c="4"/></text:span><text:span text:style-name="T6">Though Satan would devour me,</text:span><text:span text:style-name="T6"><text:line-break/></text:span><text:span text:style-name="T6"> <text:s text:c="3"/>Let angel guards sing o’er me:</text:span><text:span text:style-name="T6"><text:line-break/></text:span><text:span text:style-name="T6"> <text:s text:c="3"/>This child of God shall meet no harm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>
        <draw:frame draw:style-name="gr4" draw:text-style-name="P12" draw:layer="layout" svg:width="25.146cm" svg:height="5.842cm" svg:x="1.524cm" svg:y="0.508cm">
          <draw:text-box>
            <text:p text:style-name="P11"><text:span text:style-name="T5">5. </text:span><text:span text:style-name="T6">My loved ones, rest securely,</text:span><text:span text:style-name="T6"><text:line-break/></text:span><text:span text:style-name="T6"> <text:s text:c="3"/>For God this night will surely</text:span><text:span text:style-name="T6"><text:line-break/></text:span><text:span text:style-name="T6"> <text:s text:c="3"/>From peril guard your head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>
        <draw:frame draw:style-name="gr10" draw:text-style-name="P12" draw:layer="layout" svg:width="24.613cm" svg:height="10.668cm" svg:x="1.549cm" svg:y="0.802cm">
          <draw:text-box>
            <text:p text:style-name="P11"><text:span text:style-name="T6"><text:s text:c="4"/></text:span><text:span text:style-name="T6">Sweet slumbers may He send you</text:span><text:span text:style-name="T6"><text:line-break/></text:span><text:span text:style-name="T6"> <text:s text:c="3"/>And bid His hosts attend you</text:span><text:span text:style-name="T6"><text:line-break/></text:span><text:span text:style-name="T6"> <text:s text:c="3"/>And through the night </text:span></text:p>
            <text:p text:style-name="P11"><text:span text:style-name="T6"><text:s text:c="8"/></text:span><text:span text:style-name="T6">watch o’er your beds.</text:span><text:span text:style-name="T6"><text:line-break/></text:span><text:span text:style-name="T6"/></text:p>
            <text:p text:style-name="P11"><text:span text:style-name="T7"/></text:p>
            <text:p text:style-name="P11"><text:span text:style-name="T8"><text:s text:c="12"/></text:span><text:span text:style-name="T8">Public domain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1">
        <draw:frame draw:style-name="gr11" draw:text-style-name="P12" draw:layer="layout" svg:width="25.146cm" svg:height="6.096cm" svg:x="1.524cm" svg:y="1.016cm">
          <draw:text-box>
            <text:p text:style-name="P11"><text:span text:style-name="T9"><text:s text:c="4"/></text:span><text:span text:style-name="T6">5. My loved ones, rest securely,</text:span><text:span text:style-name="T6"><text:line-break/></text:span><text:span text:style-name="T6"> <text:s text:c="3"/>For God this night will surely</text:span><text:span text:style-name="T6"><text:line-break/></text:span><text:span text:style-name="T6"> <text:s text:c="3"/>From peril guard your heads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worship_25_20basic-background" style:display-name="worship%20basic-background" style:family="presentation">
      <style:graphic-properties draw:stroke="none" draw:fill="bitmap" draw:fill-image-name="background" style:repeat="stretch"/>
      <style:text-properties style:letter-kerning="true"/>
    </style:style>
    <style:style style:name="worship_25_20basic-backgroundobjects" style:display-name="worship%20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orship_25_20basic-notes" style:display-name="worship%20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orship_25_20basic-outline1" style:display-name="worship%20basic-outline1" style:family="presentation">
      <style:graphic-properties draw:stroke="none" draw:fill="none" draw:auto-grow-height="false" draw:fit-to-size="shrink-to-fit" style:shrink-to-fit="true">
        <text:list-style style:name="worship_25_20basic-outline1" style:display-name="worship%20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outline2" style:display-name="worship%20basic-outline2" style:family="presentation" style:parent-style-name="worship_25_20basic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worship_25_20basic-outline3" style:display-name="worship%20basic-outline3" style:family="presentation" style:parent-style-name="worship_25_20basic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worship_25_20basic-outline4" style:display-name="worship%20basic-outline4" style:family="presentation" style:parent-style-name="worship_25_20basic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worship_25_20basic-outline5" style:display-name="worship%20basic-outline5" style:family="presentation" style:parent-style-name="worship_25_20basic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6" style:display-name="worship%20basic-outline6" style:family="presentation" style:parent-style-name="worship_25_20basic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7" style:display-name="worship%20basic-outline7" style:family="presentation" style:parent-style-name="worship_25_20basic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8" style:display-name="worship%20basic-outline8" style:family="presentation" style:parent-style-name="worship_25_20basic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9" style:display-name="worship%20basic-outline9" style:family="presentation" style:parent-style-name="worship_25_20basic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subtitle" style:display-name="worship%20basic-subtitle" style:family="presentation">
      <style:graphic-properties draw:stroke="none" draw:fill="none" draw:textarea-vertical-align="middle">
        <text:list-style style:name="worship_25_20basic-subtitle" style:display-name="worship%20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title" style:display-name="worship%20basic-title" style:family="presentation">
      <style:graphic-properties draw:stroke="none" draw:fill="none" draw:textarea-vertical-align="middle">
        <text:list-style style:name="worship_25_20basic-title" style:display-name="worship%20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worship_25_20bas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worship_25_20basic-backgroundobjects">
      <style:graphic-properties draw:stroke="none" draw:fill="none" draw:fill-color="#ffffff" draw:auto-grow-height="false" fo:min-height="1.397cm"/>
    </style:style>
    <style:style style:name="Mpr3" style:family="presentation" style:parent-style-name="worship_25_20basic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worship_25_20basic" style:display-name="worship%20basic" style:page-layout-name="PM1" draw:style-name="Mdp1">
      <draw:frame presentation:style-name="worship_25_20basic-title" draw:layer="backgroundobjects" svg:width="25.199cm" svg:height="2.63cm" svg:x="1.4cm" svg:y="0.627cm" presentation:class="title" presentation:placeholder="true">
        <draw:text-box/>
      </draw:frame>
      <draw:frame presentation:style-name="worship_25_20basic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worship_25_20basic-title" draw:layer="backgroundobjects" svg:width="13.968cm" svg:height="10.476cm" svg:x="3.81cm" svg:y="2.123cm" presentation:class="page"/>
        <draw:frame presentation:style-name="worship_25_20basic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09:20:31.089000000</meta:creation-date>
    <dc:title>worship basic</dc:title>
    <meta:editing-duration>PT13M36S</meta:editing-duration>
    <meta:editing-cycles>4</meta:editing-cycles>
    <meta:generator>LibreOffice/6.1.3.2$Windows_X86_64 LibreOffice_project/86daf60bf00efa86ad547e59e09d6bb77c699acb</meta:generator>
    <dc:date>2019-01-18T16:32:24.030000000</dc:date>
    <meta:document-statistic meta:object-count="201"/>
    <meta:template xlink:type="simple" xlink:actuate="onRequest" xlink:title="worship basic" xlink:href="../../AppData/Roaming/LibreOffice/4/user/template/WORSHIP/worship%20basic.otp" meta:date="2016-01-06T09:20:30.998000000"/>
  </office:meta>
</office:document-meta>
</file>